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7.54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 d’équipement</text:p>
          </table:table-cell>
          <table:table-cell office:value-type="string" calcext:value-type="string">
            <text:p>Nom de l’équipemen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Type de signal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Lien vers Datashe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S-00</text:p>
          </table:table-cell>
          <table:table-cell office:value-type="string" calcext:value-type="string">
            <text:p>Capteur transmetteur d’humidité au sol</text:p>
          </table:table-cell>
          <table:table-cell office:value-type="string" calcext:value-type="string">
            <text:p>Soil Moisture Hygrometer Detection Sensor Module W/Corrosion Resistance Probe DC 3.3-12V for Arduino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humidité du substrat au niveau du mur végétalisé (bas).</text:p>
          </table:table-cell>
          <table:table-cell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HS-01</text:p>
          </table:table-cell>
          <table:table-cell office:value-type="string" calcext:value-type="string">
            <text:p>Capteur transmetteur d’humidité au sol</text:p>
          </table:table-cell>
          <table:table-cell office:value-type="string" calcext:value-type="string">
            <text:p>Soil Moisture Hygrometer Detection Sensor Module W/Corrosion Resistance Probe DC 3.3-12V for Arduino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humidité du substrat au niveau du mur végétalisé (milieu).</text:p>
          </table:table-cell>
          <table:table-cell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HS-02</text:p>
          </table:table-cell>
          <table:table-cell office:value-type="string" calcext:value-type="string">
            <text:p>Capteur transmetteur d’humidité au sol</text:p>
          </table:table-cell>
          <table:table-cell office:value-type="string" calcext:value-type="string">
            <text:p>Soil Moisture Hygrometer Detection Sensor Module W/Corrosion Resistance Probe DC 3.3-12V for Arduino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humidité du substrat au niveau du mur végétalisé (haut).</text:p>
          </table:table-cell>
          <table:table-cell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TT-00</text:p>
          </table:table-cell>
          <table:table-cell office:value-type="string" calcext:value-type="string">
            <text:p>Capteur transmetteur de température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a température ambiante au niveau du mur végétalisé.</text:p>
          </table:table-cell>
          <table:table-cell office:value-type="string" calcext:value-type="string">
            <text:p><text:a xlink:href="https://www.mouser.com/datasheet/2/758/DHT11-Technical-Data-Sheet-Translated-Version-1143054.pdf" xlink:type="simple">Datasheet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-00</text:p>
          </table:table-cell>
          <table:table-cell office:value-type="string" calcext:value-type="string">
            <text:p>Capteur transmetteur de pluviométrie</text:p>
          </table:table-cell>
          <table:table-cell office:value-type="string" calcext:value-type="string">
            <text:p>MS-WH-SP-RG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a pluviométrie au niveau du mur végétalisé.</text:p>
          </table:table-cell>
          <table:table-cell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S-00</text:p>
          </table:table-cell>
          <table:table-cell office:value-type="string" calcext:value-type="string">
            <text:p>Capteur contrôleur de niveau d’eau</text:p>
          </table:table-cell>
          <table:table-cell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office:value-type="string" calcext:value-type="string">
            <text:p>100-220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Déclenche un signal lorsque la cuve est vide.</text:p>
          </table:table-cell>
          <table:table-cell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S-01</text:p>
          </table:table-cell>
          <table:table-cell office:value-type="string" calcext:value-type="string">
            <text:p>Capteur contrôleur de niveau d’eau</text:p>
          </table:table-cell>
          <table:table-cell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office:value-type="string" calcext:value-type="string">
            <text:p>100-220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Déclenche un signal lorsque la cuve est pleine.</text:p>
          </table:table-cell>
          <table:table-cell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-00</text:p>
          </table:table-cell>
          <table:table-cell office:value-type="string" calcext:value-type="string">
            <text:p>Capteur transmetteur de niveau d’eau</text:p>
          </table:table-cell>
          <table:table-cell office:value-type="string" calcext:value-type="string">
            <text:p>AJ-SR04M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Mesure le niveau d’eau de la cuve par ultrason et envoie l’information sur le serveur.</text:p>
          </table:table-cell>
          <table:table-cell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V-00</text:p>
          </table:table-cell>
          <table:table-cell office:value-type="string" calcext:value-type="string">
            <text:p>Electrovan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Actionne électroniquement la vanne de l’eau de 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-01</text:p>
          </table:table-cell>
          <table:table-cell office:value-type="string" calcext:value-type="string">
            <text:p>Electrovan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Actionne électroniquement la vanne de l’eau de plui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-02</text:p>
          </table:table-cell>
          <table:table-cell office:value-type="string" calcext:value-type="string">
            <text:p>Electrovann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Actionne électroniquement la vanne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-00</text:p>
          </table:table-cell>
          <table:table-cell office:value-type="string" calcext:value-type="string">
            <text:p>Vanne à boule manuell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ctionne manuellement la vanne de l’eau de 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-01</text:p>
          </table:table-cell>
          <table:table-cell office:value-type="string" calcext:value-type="string">
            <text:p>Vanne à boule manuell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ctionne manuellement la vanne de la pompe (entrée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M-02</text:p>
          </table:table-cell>
          <table:table-cell office:value-type="string" calcext:value-type="string">
            <text:p>Vanne à boule manuell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ctionne manuellement la vanne de la pompe (sortie)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-00</text:p>
          </table:table-cell>
          <table:table-cell office:value-type="string" calcext:value-type="string">
            <text:p>Indicateur de pression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Indique le niveau de pression à l’entrée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-01</text:p>
          </table:table-cell>
          <table:table-cell office:value-type="string" calcext:value-type="string">
            <text:p>Indicateur de pression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Indique le niveau de pression à la sortie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-00</text:p>
          </table:table-cell>
          <table:table-cell office:value-type="string" calcext:value-type="string">
            <text:p>Pompe centrifug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aire</text:p>
          </table:table-cell>
          <table:table-cell office:value-type="string" calcext:value-type="string">
            <text:p>Pompe l’eau de la cuve pour arroser le mur végétalisé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K-00</text:p>
          </table:table-cell>
          <table:table-cell office:value-type="string" calcext:value-type="string">
            <text:p>Cuv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Récupère l’eau de pluie ou l’eau de vill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-00</text:p>
          </table:table-cell>
          <table:table-cell office:value-type="string" calcext:value-type="string">
            <text:p>Clapet anti-retou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Coupe l’eau au niveau du tuyau de la pomp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-00</text:p>
          </table:table-cell>
          <table:table-cell office:value-type="string" calcext:value-type="string">
            <text:p>Crépine d’aspiration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Aspire l’eau dans le tuyau lorsque la pompe est activ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T-00</text:p>
          </table:table-cell>
          <table:table-cell office:value-type="string" calcext:value-type="string">
            <text:p>Capteur transmetteur de débit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Indique le débit à la sortie de la pompe.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CE-00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ESP-WROOM 3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sur le mur végétalisé.</text:p>
          </table:table-cell>
          <table:table-cell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CE-01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T-BEAM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au niveau de la cuve.</text:p>
          </table:table-cell>
          <table:table-cell office:value-type="string" calcext:value-type="string">
            <text:p><text:a xlink:href="http://api.riot-os.org/group__boards__esp32__ttgo-t-beam.html" xlink:type="simple">Datasheet</text:a>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0:53:20.31382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19T13:52:13.552408729</dc:date>
    <dc:creator>Vincent </dc:creator>
    <meta:editing-duration>PT46M39S</meta:editing-duration>
    <meta:editing-cycles>6</meta:editing-cycles>
    <meta:document-statistic meta:table-count="1" meta:cell-count="152" meta:object-count="0"/>
  </office:meta>
</office:document-meta>
</file>